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5618in"/>
      <style:text-properties fo:font-size="14pt" style:font-size-asian="14pt" style:font-size-complex="14pt"/>
    </style:style>
    <style:style style:name="P3" style:parent-style-name="Standard" style:family="paragraph">
      <style:paragraph-properties fo:margin-right="-0.5618in"/>
      <style:text-properties fo:font-size="14pt" style:font-size-asian="14pt" style:font-size-complex="14pt"/>
    </style:style>
    <style:style style:name="P4" style:parent-style-name="Standard" style:family="paragraph">
      <style:paragraph-properties fo:margin-right="-0.5618in"/>
      <style:text-properties fo:font-size="14pt" style:font-size-asian="14pt" style:font-size-complex="14pt"/>
    </style:style>
    <style:style style:name="P5" style:parent-style-name="Standard" style:family="paragraph">
      <style:paragraph-properties fo:margin-right="-0.5618in"/>
      <style:text-properties fo:font-size="14pt" style:font-size-asian="14pt" style:font-size-complex="14pt"/>
    </style:style>
    <style:style style:name="P6" style:parent-style-name="Standard" style:family="paragraph">
      <style:paragraph-properties fo:margin-right="-0.5618in"/>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style="italic" style:font-style-asian="italic" fo:font-size="14pt" style:font-size-asian="14pt" style:font-size-complex="14pt"/>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Standard" style:family="paragraph">
      <style:paragraph-properties fo:margin-right="-0.5618in"/>
      <style:text-properties fo:font-size="14pt" style:font-size-asian="14pt" style:font-size-complex="14pt"/>
    </style:style>
    <style:style style:name="P13" style:parent-style-name="Standard" style:family="paragraph">
      <style:paragraph-properties fo:margin-right="-0.5618in"/>
      <style:text-properties fo:font-size="14pt" style:font-size-asian="14pt" style:font-size-complex="14pt"/>
    </style:style>
    <style:style style:name="P14" style:parent-style-name="Standard" style:family="paragraph">
      <style:paragraph-properties fo:margin-right="-0.5618in"/>
      <style:text-properties fo:font-size="14pt" style:font-size-asian="14pt" style:font-size-complex="14pt"/>
    </style:style>
    <style:style style:name="P15" style:parent-style-name="Standard" style:family="paragraph">
      <style:paragraph-properties fo:margin-right="-0.5618in"/>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tyle="italic" style:font-style-asian="italic"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tyle="italic" style:font-style-asian="italic" fo:font-size="14pt" style:font-size-asian="14pt" style:font-size-complex="14pt"/>
    </style:style>
    <style:style style:name="P22" style:parent-style-name="Standard" style:family="paragraph">
      <style:paragraph-properties fo:margin-right="-0.5618in"/>
      <style:text-properties fo:font-size="14pt" style:font-size-asian="14pt" style:font-size-complex="14pt"/>
    </style:style>
    <style:style style:name="P23" style:parent-style-name="Standard" style:family="paragraph">
      <style:paragraph-properties fo:margin-right="-0.5618in"/>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tyle="italic" style:font-style-asian="italic" fo:font-size="14pt" style:font-size-asian="14pt" style:font-size-complex="14pt"/>
    </style:style>
  </office:automatic-styles>
  <office:body>
    <office:text text:use-soft-page-breaks="true">
      <text:p text:style-name="P1"/>
      <text:p text:style-name="P3">“On your six!” Shouts echoed from every direction, but this was the one Einek needed to hear.</text:p>
      <text:p text:style-name="P4">“Engaging, shields up!” The four men bolted forward towards the front line. Shots like rain; every drop was an inch closer to death. If it wasn’t for the purple-blue energy shield surrounding the men, they would stand no more.</text:p>
      <text:p text:style-name="P5"/>
      <text:p text:style-name="P6"><text:span text:style-name="T7">Their peripheral was swarming – at least thirty in the immediate vicinity. “ACTIVATE!” The soldiers split, each moving at a dazing speed. The shield that surrounded them broke off four times, bubbling each of the men as they charged in separate directions to confront their aggressors. Einek was the lead. Ten in front of him. He hadn’t the time to take a breath, or it would have been the first order of business.<text:s/></text:span><text:span text:style-name="T8">Center,<text:s/></text:span><text:span text:style-name="T9">he commanded his mind. He drew his sword – it spewed a brilliant luminescence; shining like the sun, if only the sun wore white. He felt the ground underneath him, a sure sign he could outmaneuver his opponents. The first push was heavy, he gave it every muscle in his being. Bearing down his weight, he pushed from the ground, soaring quickly to d</text:span><text:span text:style-name="T10">ive into the first of the enemies</text:span><text:span text:style-name="T11">. A swift burst of energy split from his sword as it pierced the belly of the man in front of him.</text:span></text:p>
      <text:p text:style-name="P12"/>
      <text:p text:style-name="P13">“Peace to you,” a soft whisper escaped his lips just before the white fractals lodged within the body exploded – the first victim was left in but pieces about the dirt. To kill...to take the life of another – this was the way of war, as has it been since the dawn of conflict. To what end? These were the thoughts that penetrated Einek’s<text:s/>perception, scattering his concentration.<text:s/>In the very second he took to contemplate the morality of slaying foes, two blasts erupted into his shield. He shouted in frustration, barely able to strafe death; his power would be nearly distinguished by this misplay.<text:s/>Nine more…</text:p>
      <text:p text:style-name="P14"/>
      <text:p text:style-name="P15"><text:span text:style-name="T16">Einek thrust forward into a loosely-spread duo of targets.</text:span><text:span text:style-name="T17"><text:line-break/>“Half capacity,” his ear-set rang,</text:span><text:span text:style-name="T18"><text:s/>alerting him of his mortality. With a moment’s motion, two heads were severed from the now-corpses of the duo. He knew there were only seconds remaining.<text:s/></text:span><text:span text:style-name="T19">The shield will fail, I need to withdraw.</text:span><text:s/><text:span text:style-name="T20">With only three down, Einek leapt into the air, dispensing the last of the shield’s energy. In mid-air, it fizzled to naught, leaving him completely exposed.<text:s/></text:span><text:span text:style-name="T21">Shit…</text:span></text:p>
      <text:p text:style-name="P22"/>
      <text:p text:style-name="P23"><text:span text:style-name="T24">Einek’s armor shook the ground as it hit with full force – off to a sprint. He dodged in and out, tumbling back into the second pushing line</text:span><text:span text:style-name="T25"><text:s/>who shielded off the rain of fire</text:span><text:span text:style-name="T26">. The soldiers looked upon him: never had he seen such a disabling fright within the gazes of his company</text:span><text:span text:style-name="T27">, all of whom considered him immortal</text:span><text:span text:style-name="T28">. Something was different about this battle – something that could change the tide; something unseen, lying in wait amidst the skewed politics of this war and those who perpetrated it. There was no time to give merit to<text:s/></text:span><text:span text:style-name="T29">logic</text:span><text:span text:style-name="T30">. If the enemy had the upper-hand, this front was<text:s/></text:span><text:span text:style-name="T31">sure to falter in mere minutes, their blood spilled in volume and in vain.</text:span><text:span text:style-name="T32"><text:s/></text:span><text:span text:style-name="T33">Would I defy so, and call this front to retre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font-size="18pt" style:font-size-asian="18pt" style:font-size-complex="18pt"/>
    </style:style>
  </office:automatic-styles>
  <office:master-styles>
    <style:master-page style:name="MP0" style:page-layout-name="PL0">
      <style:header>
        <text:p text:style-name="P2">Partial - “Soldi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strawberrie</meta:initial-creator>
    <dc:creator>pstrawberrie</dc:creator>
    <meta:creation-date>2016-06-14T02:21:00Z</meta:creation-date>
    <dc:date>2016-06-14T02:36:00Z</dc:date>
    <meta:template xlink:href="Normal.dotm" xlink:type="simple"/>
    <meta:editing-cycles>11</meta:editing-cycles>
    <meta:editing-duration>PT1020S</meta:editing-duration>
    <meta:document-statistic meta:page-count="1" meta:paragraph-count="6" meta:word-count="449" meta:character-count="3004" meta:row-count="21" meta:non-whitespace-character-count="2561"/>
  </office:meta>
</office:document-meta>
</file>